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ERTO JARA, TATIANA C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4947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5140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ERTO JARA, TATIANA C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4947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5140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3452357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6604465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3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